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4801" officeooo:paragraph-rsid="001048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nto dokument slouží pro testování aplikace Datovka, kterou vyvíjí laboratoře sdružení CZ.NIC, z.s.p.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5-06-29T12:57:51.297784126</meta:creation-date>
    <dc:date>2015-06-29T12:59:36.908875474</dc:date>
    <dc:creator>Martin </dc:creator>
    <meta:editing-duration>P0D</meta:editing-duration>
    <meta:editing-cycles>1</meta:editing-cycles>
    <meta:document-statistic meta:table-count="0" meta:image-count="0" meta:object-count="0" meta:page-count="1" meta:paragraph-count="1" meta:word-count="13" meta:character-count="104" meta:non-whitespace-character-count="92"/>
    <meta:generator>LibreOffice/4.2.8.2$Linux_X86_64 LibreOffice_project/420m0$Build-2</meta:generator>
  </office:meta>
</office:document-meta>
</file>